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FreeSans2" svg:font-family="FreeSans" style:font-family-generic="swiss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Táboa2" style:family="table">
      <style:table-properties style:width="27.7cm" table:align="margins" style:may-break-between-rows="false"/>
    </style:style>
    <style:style style:name="Táboa2.A" style:family="table-column">
      <style:table-column-properties style:column-width="4.195cm" style:rel-column-width="9924*"/>
    </style:style>
    <style:style style:name="Táboa2.B" style:family="table-column">
      <style:table-column-properties style:column-width="2.701cm" style:rel-column-width="6391*"/>
    </style:style>
    <style:style style:name="Táboa2.C" style:family="table-column">
      <style:table-column-properties style:column-width="2.972cm" style:rel-column-width="7032*"/>
    </style:style>
    <style:style style:name="Táboa2.I" style:family="table-column">
      <style:table-column-properties style:column-width="2.97cm" style:rel-column-width="7028*"/>
    </style:style>
    <style:style style:name="Táboa2.1" style:family="table-row">
      <style:table-row-properties style:min-row-height="2.651cm"/>
    </style:style>
    <style:style style:name="Táboa2.A1" style:family="table-cell">
      <style:table-cell-properties style:vertical-align="middle" fo:background-color="#0084d1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áboa2.I1" style:family="table-cell">
      <style:table-cell-properties style:vertical-align="middle" fo:background-color="#0084d1" fo:padding="0.097cm" fo:border="0.05pt solid #000000">
        <style:background-image/>
      </style:table-cell-properties>
    </style:style>
    <style:style style:name="Táboa2.A2" style:family="table-cell">
      <style:table-cell-properties style:vertical-align="middle" fo:background-color="#009999" fo:padding="0.097cm" fo:border-left="0.05pt solid #000000" fo:border-right="none" fo:border-top="none" fo:border-bottom="0.05pt solid #000000">
        <style:background-image/>
      </style:table-cell-properties>
    </style:style>
    <style:style style:name="Táboa2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G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I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2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I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2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I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2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I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2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I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2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E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F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G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H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I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2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G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H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I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center" style:justify-single-word="false" fo:text-indent="0cm" style:auto-text-indent="false" fo:background-color="transparent"/>
      <style:text-properties fo:color="#ffffff" style:font-name="Liberation Sans1" fo:font-size="9pt" fo:font-weight="bold" style:font-size-asian="9pt" style:font-weight-asian="bold" style:font-size-complex="9pt" style:font-weight-complex="bold"/>
    </style:style>
    <style:style style:name="P2" style:family="paragraph" style:parent-style-name="Footer">
      <style:text-properties style:font-name="Liberation Sans1" fo:font-size="10pt" officeooo:rsid="000752a9" officeooo:paragraph-rsid="000752a9" style:font-size-asian="10pt" style:font-size-complex="10pt"/>
    </style:style>
    <style:style style:name="P3" style:family="paragraph" style:parent-style-name="Text_20_body">
      <style:text-properties style:font-name="Liberation Sans1" fo:font-size="9pt" style:font-size-asian="9pt" style:font-size-complex="9pt"/>
    </style:style>
    <style:style style:name="P4" style:family="paragraph" style:parent-style-name="Text_20_body">
      <style:paragraph-properties fo:text-align="center" style:justify-single-word="false"/>
      <style:text-properties style:font-name="Liberation Sans1" fo:font-size="9pt" style:font-size-asian="9pt" style:font-size-complex="9pt"/>
    </style:style>
    <style:style style:name="P5" style:family="paragraph" style:parent-style-name="Text_20_body">
      <style:paragraph-properties fo:text-align="center" style:justify-single-word="false"/>
      <style:text-properties style:font-name="Liberation Sans1" fo:font-size="9pt" officeooo:rsid="001c39f1" officeooo:paragraph-rsid="001c39f1" style:font-size-asian="9pt" style:font-size-complex="9pt"/>
    </style:style>
    <style:style style:name="P6" style:family="paragraph" style:parent-style-name="Text_20_body">
      <style:paragraph-properties fo:text-align="center" style:justify-single-word="false"/>
      <style:text-properties style:font-name="Liberation Sans1" fo:font-size="9pt" officeooo:rsid="001c5c08" officeooo:paragraph-rsid="001c5c08" style:font-size-asian="9pt" style:font-size-complex="9pt"/>
    </style:style>
    <style:style style:name="P7" style:family="paragraph" style:parent-style-name="Text_20_body">
      <style:paragraph-properties fo:text-align="center" style:justify-single-word="false"/>
      <style:text-properties style:font-name="Liberation Sans1" fo:font-size="9pt" officeooo:rsid="001ce0db" officeooo:paragraph-rsid="001ce0db" style:font-size-asian="9pt" style:font-size-complex="9pt"/>
    </style:style>
    <style:style style:name="P8" style:family="paragraph" style:parent-style-name="Text_20_body">
      <style:paragraph-properties fo:text-align="center" style:justify-single-word="false"/>
      <style:text-properties style:font-name="Liberation Sans1" fo:font-size="9pt" officeooo:rsid="001d0b52" officeooo:paragraph-rsid="001d0b52" style:font-size-asian="9pt" style:font-size-complex="9pt"/>
    </style:style>
    <style:style style:name="P9" style:family="paragraph" style:parent-style-name="Text_20_body">
      <style:paragraph-properties fo:text-align="center" style:justify-single-word="false"/>
      <style:text-properties fo:color="#ffffff" style:font-name="Liberation Sans1" fo:font-size="12pt" fo:font-weight="bold" style:font-size-asian="12pt" style:font-weight-asian="bold" style:font-size-complex="12pt" style:font-weight-complex="bold"/>
    </style:style>
    <style:style style:name="P10" style:family="paragraph" style:parent-style-name="Text_20_body">
      <style:paragraph-properties fo:text-align="center" style:justify-single-word="false"/>
      <style:text-properties fo:color="#ffffff" style:font-name="Liberation Sans1" fo:font-size="12pt" fo:font-weight="bold" officeooo:rsid="001c39f1" officeooo:paragraph-rsid="001c39f1" style:font-size-asian="12pt" style:font-weight-asian="bold" style:font-size-complex="12pt" style:font-weight-complex="bold"/>
    </style:style>
    <style:style style:name="P11" style:family="paragraph" style:parent-style-name="Text_20_body">
      <style:paragraph-properties fo:text-align="center" style:justify-single-word="false"/>
      <style:text-properties fo:color="#ffffff" style:font-name="Liberation Sans1" fo:font-size="12pt" fo:font-weight="bold" officeooo:rsid="001c5c08" officeooo:paragraph-rsid="001c5c08" style:font-size-asian="12pt" style:font-weight-asian="bold" style:font-size-complex="12pt" style:font-weight-complex="bold"/>
    </style:style>
    <style:style style:name="P12" style:family="paragraph" style:parent-style-name="Text_20_body">
      <style:paragraph-properties fo:text-align="center" style:justify-single-word="false"/>
      <style:text-properties fo:color="#ffffff" style:font-name="Liberation Sans1" fo:font-size="12pt" fo:font-weight="bold" officeooo:rsid="001d0b52" officeooo:paragraph-rsid="001d0b52" style:font-size-asian="12pt" style:font-weight-asian="bold" style:font-size-complex="12pt" style:font-weight-complex="bold"/>
    </style:style>
    <style:style style:name="P13" style:family="paragraph" style:parent-style-name="Text_20_body">
      <style:paragraph-properties fo:text-align="center" style:justify-single-word="false"/>
      <style:text-properties fo:color="#ffffff" style:font-name="Liberation Sans1" fo:font-size="9pt" fo:font-weight="bold" style:font-size-asian="9pt" style:font-weight-asian="bold" style:font-size-complex="9pt" style:font-weight-complex="bold"/>
    </style:style>
    <style:style style:name="P14" style:family="paragraph" style:parent-style-name="Text_20_body">
      <style:paragraph-properties fo:margin-left="0cm" fo:margin-right="0cm" fo:margin-top="0cm" fo:margin-bottom="0.231cm" loext:contextual-spacing="false" fo:text-align="start" style:justify-single-word="false" fo:orphans="2" fo:widows="2" fo:text-indent="0cm" style:auto-text-indent="false"/>
      <style:text-properties style:font-name="Liberation Sans1" fo:font-size="10pt" officeooo:rsid="00164521" style:font-size-asian="10pt" style:font-size-complex="10pt"/>
    </style:style>
    <style:style style:name="P15" style:family="paragraph" style:parent-style-name="Text_20_body">
      <style:paragraph-properties fo:margin-left="0cm" fo:margin-right="0cm" fo:margin-top="0cm" fo:margin-bottom="0.231cm" loext:contextual-spacing="false" fo:text-align="start" style:justify-single-word="false" fo:orphans="2" fo:widows="2" fo:text-indent="0cm" style:auto-text-indent="false"/>
      <style:text-properties fo:font-variant="normal" fo:text-transform="none" fo:color="#333333" style:font-name="Liberation Sans1" fo:font-size="9pt" fo:letter-spacing="normal" fo:font-style="normal" fo:font-weight="normal" style:font-size-asian="9pt" style:font-weight-asian="normal" style:font-size-complex="9pt" style:font-weight-complex="normal"/>
    </style:style>
    <style:style style:name="P16" style:family="paragraph" style:parent-style-name="Standard">
      <style:text-properties fo:font-variant="normal" fo:text-transform="none" fo:color="#000000" style:font-name="Liberation Sans1" fo:font-size="10.5pt" fo:letter-spacing="normal" fo:font-style="normal" fo:font-weight="bold" officeooo:rsid="00164521" style:font-size-asian="10.5pt" style:font-weight-asian="bold" style:font-size-complex="10.5pt" style:font-weight-complex="bold"/>
    </style:style>
    <style:style style:name="P17" style:family="paragraph" style:parent-style-name="Heading_20_2">
      <style:paragraph-properties fo:margin-left="0cm" fo:margin-right="0cm" fo:margin-top="0cm" fo:margin-bottom="0cm" loext:contextual-spacing="false" fo:text-align="end" style:justify-single-word="false" fo:text-indent="0cm" style:auto-text-indent="false"/>
      <style:text-properties style:font-name="FreeSans" fo:font-size="14pt" fo:font-weight="bold" officeooo:rsid="001a489f" officeooo:paragraph-rsid="000752a9" style:font-size-asian="14pt" style:font-weight-asian="bold" style:font-size-complex="14pt" style:font-weight-complex="bold"/>
    </style:style>
    <style:style style:name="P18" style:family="paragraph" style:parent-style-name="Heading_20_2">
      <style:paragraph-properties fo:margin-left="0cm" fo:margin-right="0cm" fo:margin-top="0cm" fo:margin-bottom="0cm" loext:contextual-spacing="false" fo:text-align="end" style:justify-single-word="false" fo:text-indent="0cm" style:auto-text-indent="false"/>
      <style:text-properties style:font-name="FreeSans" fo:font-size="14pt" officeooo:paragraph-rsid="000752a9" style:font-size-asian="14pt" style:font-size-complex="14pt"/>
    </style:style>
    <style:style style:name="P19" style:family="paragraph" style:parent-style-name="Heading_20_2">
      <style:paragraph-properties fo:margin-left="0cm" fo:margin-right="0cm" fo:margin-top="0cm" fo:margin-bottom="0cm" loext:contextual-spacing="false" fo:text-align="end" style:justify-single-word="false" fo:text-indent="0cm" style:auto-text-indent="false"/>
      <style:text-properties style:font-name="FreeSans" fo:font-size="14pt" fo:font-weight="normal" officeooo:paragraph-rsid="000752a9" style:font-size-asian="14pt" style:font-weight-asian="normal" style:font-size-complex="14pt" style:font-weight-complex="normal"/>
    </style:style>
    <style:style style:name="T1" style:family="text">
      <style:text-properties fo:font-variant="normal" fo:text-transform="none" fo:color="#000000" fo:letter-spacing="normal" fo:font-style="normal" style:text-underline-style="none"/>
    </style:style>
    <style:style style:name="T2" style:family="text">
      <style:text-properties fo:font-variant="normal" fo:text-transform="none" fo:color="#000000" fo:letter-spacing="normal" fo:font-style="normal" style:text-underline-style="none" fo:font-weight="bold" officeooo:rsid="001a489f" style:font-weight-asian="bold" style:font-weight-complex="bold"/>
    </style:style>
    <style:style style:name="T3" style:family="text">
      <style:text-properties style:font-name="Liberation Sans" fo:font-size="10pt" style:font-size-asian="10pt" style:font-size-complex="10pt"/>
    </style:style>
    <style:style style:name="T4" style:family="text">
      <style:text-properties style:font-name="Liberation Sans" fo:font-size="10pt" officeooo:rsid="000752a9" style:font-size-asian="10pt" style:font-size-complex="10pt"/>
    </style:style>
    <style:style style:name="T5" style:family="text">
      <style:text-properties style:font-name="Liberation Sans" fo:font-size="10pt" fo:font-weight="bold" officeooo:rsid="000cded4" style:font-size-asian="10pt" style:font-weight-asian="bold" style:font-size-complex="10pt" style:font-weight-complex="bold"/>
    </style:style>
    <style:style style:name="T6" style:family="text">
      <style:text-properties style:font-name="Liberation Sans" fo:font-size="10pt" fo:font-weight="bold" officeooo:rsid="001b2fe9" style:font-size-asian="10pt" style:font-weight-asian="bold" style:font-size-complex="10pt" style:font-weight-complex="bold"/>
    </style:style>
    <style:style style:name="T7" style:family="text">
      <style:text-properties style:font-name="Liberation Sans" fo:font-size="10pt" fo:font-weight="bold" officeooo:rsid="000752a9" style:font-size-asian="10pt" style:font-weight-asian="bold" style:font-size-complex="10pt" style:font-weight-complex="bold"/>
    </style:style>
    <style:style style:name="T8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Actividade 2. As empresas segundo a forma xurídica</text:p>
      <text:p text:style-name="P15">Elabora o teu propio cadro resumo comparativo das formas xurídicas que estudamos:</text:p>
      <table:table table:name="Táboa2" table:style-name="Táboa2">
        <table:table-column table:style-name="Táboa2.A"/>
        <table:table-column table:style-name="Táboa2.B"/>
        <table:table-column table:style-name="Táboa2.C" table:number-columns-repeated="6"/>
        <table:table-column table:style-name="Táboa2.I"/>
        <table:table-row table:style-name="Táboa2.1">
          <table:table-cell table:style-name="Táboa2.A1" office:value-type="string">
            <text:p text:style-name="P3"/>
          </table:table-cell>
          <table:table-cell table:style-name="Táboa2.A1" office:value-type="string">
            <text:p text:style-name="P1">Empresario Individual</text:p>
            <text:p text:style-name="P13">EI</text:p>
          </table:table-cell>
          <table:table-cell table:style-name="Táboa2.A1" office:value-type="string">
            <text:p text:style-name="P13">Comunidade de Bens</text:p>
            <text:p text:style-name="P13">CB</text:p>
          </table:table-cell>
          <table:table-cell table:style-name="Táboa2.A1" office:value-type="string">
            <text:p text:style-name="P13">Sociedade Civil</text:p>
            <text:p text:style-name="P13">SC</text:p>
          </table:table-cell>
          <table:table-cell table:style-name="Táboa2.A1" office:value-type="string">
            <text:p text:style-name="P13">Sociedade Limitada </text:p>
            <text:p text:style-name="P13">SL</text:p>
          </table:table-cell>
          <table:table-cell table:style-name="Táboa2.A1" office:value-type="string">
            <text:p text:style-name="P13">Sociedade Limitada Nova Empresa</text:p>
            <text:p text:style-name="P13">SLNE</text:p>
          </table:table-cell>
          <table:table-cell table:style-name="Táboa2.A1" office:value-type="string">
            <text:p text:style-name="P13">Sociedade Anónima</text:p>
            <text:p text:style-name="P13">SA</text:p>
          </table:table-cell>
          <table:table-cell table:style-name="Táboa2.A1" office:value-type="string">
            <text:p text:style-name="P13">S.A.Laboral</text:p>
            <text:p text:style-name="P13">S.L. Laboral</text:p>
            <text:p text:style-name="P13">SAL / SLL</text:p>
          </table:table-cell>
          <table:table-cell table:style-name="Táboa2.I1" office:value-type="string">
            <text:p text:style-name="P13">Sociedade Cooperativa</text:p>
            <text:p text:style-name="P13">S.Coop.</text:p>
          </table:table-cell>
        </table:table-row>
        <table:table-row table:style-name="Táboa2.1">
          <table:table-cell table:style-name="Táboa2.A2" office:value-type="string">
            <text:p text:style-name="P9">Denominación</text:p>
          </table:table-cell>
          <table:table-cell table:style-name="Táboa2.B2" office:value-type="string">
            <text:p text:style-name="P4">Libre e será o seu nome comercial</text:p>
          </table:table-cell>
          <table:table-cell table:style-name="Táboa2.C2" office:value-type="string">
            <text:p text:style-name="P4">Libre e incluirá C.B.</text:p>
          </table:table-cell>
          <table:table-cell table:style-name="Táboa2.D2" office:value-type="string">
            <text:p text:style-name="P4">Libre e incluirá S.C</text:p>
          </table:table-cell>
          <table:table-cell table:style-name="Táboa2.E2" office:value-type="string">
            <text:p text:style-name="P4">Distinta á de outra sociedade e incluirá S.L.</text:p>
          </table:table-cell>
          <table:table-cell table:style-name="Táboa2.F2" office:value-type="string">
            <text:p text:style-name="P4">Apelidos e nome dun dos socios, máis o código asignado pola Administración e o SLNE</text:p>
          </table:table-cell>
          <table:table-cell table:style-name="Táboa2.G2" office:value-type="string">
            <text:p text:style-name="P4">Distinta á de outra sociedade e incluirá S.A.</text:p>
          </table:table-cell>
          <table:table-cell table:style-name="Táboa2.H2" office:value-type="string">
            <text:p text:style-name="P4">Distinta á de outra sociedade, máis S.A.L. / Distinta á de outra sociedade, máis S.L.L.</text:p>
          </table:table-cell>
          <table:table-cell table:style-name="Táboa2.I2" office:value-type="string">
            <text:p text:style-name="P4">Distinta á de outra sociedade, máis S. Coop.</text:p>
          </table:table-cell>
        </table:table-row>
        <table:table-row table:style-name="Táboa2.1">
          <table:table-cell table:style-name="Táboa2.A2" office:value-type="string">
            <text:p text:style-name="P9">Concepto</text:p>
          </table:table-cell>
          <table:table-cell table:style-name="Táboa2.B3" office:value-type="string">
            <text:p text:style-name="P4">Persoa autónoma que aporta o capital e para ela son os beneficios e débedas. Non ten obriga de inscribirse no Rexistro Mercantil</text:p>
          </table:table-cell>
          <table:table-cell table:style-name="Táboa2.C3" office:value-type="string">
            <text:p text:style-name="P4">Explotación de propiedade común polos seus propietarios e propietarias.</text:p>
          </table:table-cell>
          <table:table-cell table:style-name="Táboa2.D3" office:value-type="string">
            <text:p text:style-name="P4">Sen personalidade xurídica de seu polo que cada persoa que a integra actúa en nome propio ante terceiros.</text:p>
          </table:table-cell>
          <table:table-cell table:style-name="Táboa2.E3" office:value-type="string">
            <text:p text:style-name="P4">Os socios crean os seus propios postos de traballo e posúen unha responsabilidade limitada á súa achega.</text:p>
          </table:table-cell>
          <table:table-cell table:style-name="Táboa2.F3" office:value-type="string">
            <text:p text:style-name="P4">Os administradores son os socios e teñen unha responsabilidade limitada. Usan contabilidade simplificada.</text:p>
          </table:table-cell>
          <table:table-cell table:style-name="Táboa2.G3" office:value-type="string">
            <text:p text:style-name="P4">Sociedade que pode financiarse a través de inversores, con fácil transmisión de accións e responsabilidade limitada</text:p>
          </table:table-cell>
          <table:table-cell table:style-name="Táboa2.H3" office:value-type="string">
            <text:p text:style-name="P4">Polo menos 3 socios traballadores ou non, que poidan contratar a outros traballadores para realizar entre o 15% e o 25% das horas totais. Deben reservar o 10% dos beneficios.</text:p>
          </table:table-cell>
          <table:table-cell table:style-name="Táboa2.I3" office:value-type="string">
            <text:p text:style-name="P4">Sociedade para actividades empresariais de libre asociación e baixa voluntaria con estrutura e funcionamento democrático.</text:p>
          </table:table-cell>
        </table:table-row>
        <table:table-row table:style-name="Táboa2.1">
          <table:table-cell table:style-name="Táboa2.A2" office:value-type="string">
            <text:p text:style-name="P9">Capital Social</text:p>
          </table:table-cell>
          <table:table-cell table:style-name="Táboa2.B4" office:value-type="string">
            <text:p text:style-name="P4">Non exixíbel</text:p>
          </table:table-cell>
          <table:table-cell table:style-name="Táboa2.C4" office:value-type="string">
            <text:p text:style-name="P4">Non exixíbel</text:p>
          </table:table-cell>
          <table:table-cell table:style-name="Táboa2.D4" office:value-type="string">
            <text:p text:style-name="P4">Non exixíbel</text:p>
          </table:table-cell>
          <table:table-cell table:style-name="Táboa2.E4" office:value-type="string">
            <text:p text:style-name="P4">3,005,06 €</text:p>
          </table:table-cell>
          <table:table-cell table:style-name="Táboa2.F4" office:value-type="string">
            <text:p text:style-name="P4">Entre </text:p>
            <text:p text:style-name="P4">3.012,00 €</text:p>
            <text:p text:style-name="P4">e</text:p>
            <text:p text:style-name="P4"><text:s/>120.202,00 €</text:p>
          </table:table-cell>
          <table:table-cell table:style-name="Táboa2.G4" office:value-type="string">
            <text:p text:style-name="P4">60,101,21 €</text:p>
          </table:table-cell>
          <table:table-cell table:style-name="Táboa2.H4" office:value-type="string">
            <text:p text:style-name="P4">60.101,21 € SAL</text:p>
            <text:p text:style-name="P4">3.005,06 € SLL</text:p>
          </table:table-cell>
          <table:table-cell table:style-name="Táboa2.I4" office:value-type="string">
            <text:p text:style-name="P4">Non exixíbel</text:p>
          </table:table-cell>
        </table:table-row>
        <text:soft-page-break/>
        <table:table-row table:style-name="Táboa2.1">
          <table:table-cell table:style-name="Táboa2.A2" office:value-type="string">
            <text:p text:style-name="P10">Nº Socios/as</text:p>
          </table:table-cell>
          <table:table-cell table:style-name="Táboa2.B8" office:value-type="string">
            <text:p text:style-name="P5">1</text:p>
          </table:table-cell>
          <table:table-cell table:style-name="Táboa2.C8" office:value-type="string">
            <text:p text:style-name="P5">Mínimo 2 (como empresarios individuais)</text:p>
          </table:table-cell>
          <table:table-cell table:style-name="Táboa2.D8" office:value-type="string">
            <text:p text:style-name="P5">Mínimmo 2 </text:p>
          </table:table-cell>
          <table:table-cell table:style-name="Táboa2.E8" office:value-type="string">
            <text:p text:style-name="P5">Mínimo 1 para a SRL Unipersonal</text:p>
          </table:table-cell>
          <table:table-cell table:style-name="Táboa2.F8" office:value-type="string">
            <text:p text:style-name="P5">Mínimo 1</text:p>
            <text:p text:style-name="P5">Máximo 5</text:p>
          </table:table-cell>
          <table:table-cell table:style-name="Táboa2.G8" office:value-type="string">
            <text:p text:style-name="P6">Mínimo 1 para a SA Unipersonal</text:p>
          </table:table-cell>
          <table:table-cell table:style-name="Táboa2.H8" office:value-type="string">
            <text:p text:style-name="P6">Mínimo 3 en ambos casos</text:p>
          </table:table-cell>
          <table:table-cell table:style-name="Táboa2.I8" office:value-type="string">
            <text:p text:style-name="P6">Mínimo 5 (3 se operan en varias CCAA)</text:p>
          </table:table-cell>
        </table:table-row>
        <table:table-row table:style-name="Táboa2.1">
          <table:table-cell table:style-name="Táboa2.A2" office:value-type="string">
            <text:p text:style-name="P11">Axudas do Estado</text:p>
          </table:table-cell>
          <table:table-cell table:style-name="Táboa2.B8" office:value-type="string">
            <text:p text:style-name="P7">Normalmente excluída de participar en subvencións ou outras axudas financeiras.</text:p>
          </table:table-cell>
          <table:table-cell table:style-name="Táboa2.C8" office:value-type="string">
            <text:p text:style-name="P7">Normalmente excluída de participar en subvencións ou outras axudas financeiras.</text:p>
          </table:table-cell>
          <table:table-cell table:style-name="Táboa2.D8" office:value-type="string">
            <text:p text:style-name="P8">Principalmente pola contratación de mozos ou maiores de 45 anos, cunha reducción da cuota á SS que pode ser do 100%</text:p>
          </table:table-cell>
          <table:table-cell table:style-name="Táboa2.E8" office:value-type="string">
            <text:p text:style-name="P8">Principalmente pola contratación de mozos ou maiores de 45 anos, cunha reducción da cuota á SS que pode ser do 100%</text:p>
          </table:table-cell>
          <table:table-cell table:style-name="Táboa2.F8" office:value-type="string">
            <text:p text:style-name="P8">Adiar pagamentos durante 2 anos. Conta aforro empresa con desconto do 15% do IRPF</text:p>
          </table:table-cell>
          <table:table-cell table:style-name="Táboa2.G8" office:value-type="string">
            <text:p text:style-name="P8">Cŕeditos ICO</text:p>
          </table:table-cell>
          <table:table-cell table:style-name="Táboa2.H8" office:value-type="string">
            <text:p text:style-name="P8">Bonificacións no Imposto sobre Transmisións Patrimoniais e no de Actos Xurídicos Documentados</text:p>
          </table:table-cell>
          <table:table-cell table:style-name="Táboa2.I8" office:value-type="string">
            <text:p text:style-name="P8">Bonificacións no Imposto sobre Sociedades e no IAE. Exención no ITPAJD</text:p>
          </table:table-cell>
        </table:table-row>
        <table:table-row table:style-name="Táboa2.1">
          <table:table-cell table:style-name="Táboa2.A2" office:value-type="string">
            <text:p text:style-name="P12">Impostos</text:p>
          </table:table-cell>
          <table:table-cell table:style-name="Táboa2.B8" office:value-type="string">
            <text:p text:style-name="P8">IRPF e nalgúns casos deberá cumplimentar a declaración informativa, modelo 184</text:p>
          </table:table-cell>
          <table:table-cell table:style-name="Táboa2.C8" office:value-type="string">
            <text:p text:style-name="P8">IRPF. Módulos para algúns epígrafes e un réxime simplificado para actividades minorista</text:p>
          </table:table-cell>
          <table:table-cell table:style-name="Táboa2.D8" office:value-type="string">
            <text:p text:style-name="P8">IRPF, ITPAJD. Nalgúns casos deberá cumplimentar a declaración informativa, modelo 184</text:p>
          </table:table-cell>
          <table:table-cell table:style-name="Táboa2.E8" office:value-type="string">
            <text:p text:style-name="P8">ITPAJD, IAE</text:p>
          </table:table-cell>
          <table:table-cell table:style-name="Táboa2.F8" office:value-type="string">
            <text:p text:style-name="P8">ITPAJD, IAE</text:p>
          </table:table-cell>
          <table:table-cell table:style-name="Táboa2.G8" office:value-type="string">
            <text:p text:style-name="P8">ITPAJD</text:p>
          </table:table-cell>
          <table:table-cell table:style-name="Táboa2.H8" office:value-type="string">
            <text:p text:style-name="P8">Imposto de Sociedades</text:p>
          </table:table-cell>
          <table:table-cell table:style-name="Táboa2.I8" office:value-type="string">
            <text:p text:style-name="P8">Imposto de Sociedades</text:p>
          </table:table-cell>
        </table:table-row>
        <table:table-row table:style-name="Táboa2.1">
          <table:table-cell table:style-name="Táboa2.A2" office:value-type="string">
            <text:p text:style-name="P12">Cando crealas</text:p>
          </table:table-cell>
          <table:table-cell table:style-name="Táboa2.B8" office:value-type="string">
            <text:p text:style-name="P8">Se a vai montar unha soa persoa e se prevé un beneficio anual inferior a 50.000€</text:p>
          </table:table-cell>
          <table:table-cell table:style-name="Táboa2.C8" office:value-type="string">
            <text:p text:style-name="P8">Cando a propiedade dunha cousa pertence indiviso a varias persoas</text:p>
          </table:table-cell>
          <table:table-cell table:style-name="Táboa2.D8" office:value-type="string">
            <text:p text:style-name="P8">Cando se van unir 2 ou máis persoas sen dispoñer do capital inicial e sen realizar formalidade algunha</text:p>
          </table:table-cell>
          <table:table-cell table:style-name="Táboa2.E8" office:value-type="string">
            <text:p text:style-name="P8">Cando se dispón dun capital inicial e non se quere arriscar a perder o control da empresa</text:p>
          </table:table-cell>
          <table:table-cell table:style-name="Táboa2.F8" office:value-type="string">
            <text:p text:style-name="P8">Non se van superar os 5 socios nen se prevé gañar máis de 120.000€ anuais, dispoñendo de vantaxes fiscais para superar os primeiros anos</text:p>
          </table:table-cell>
          <table:table-cell table:style-name="Táboa2.G8" office:value-type="string">
            <text:p text:style-name="P8">Cando se prevea ampliar capital con achegas de persoas alleas, que participarán non seus beneficios con arranxo á súa achega</text:p>
          </table:table-cell>
          <table:table-cell table:style-name="Táboa2.H8" office:value-type="string">
            <text:p text:style-name="P8">Cando existan socios laborais e non laborais pero queremos que ningún poida ter máis dun terzo do capital social</text:p>
          </table:table-cell>
          <table:table-cell table:style-name="Táboa2.I8" office:value-type="string">
            <text:p text:style-name="P8">Para facilitar aos seus membros o emprego e servizos, con responsabilidade limitada pero sen ánimo de lucro</text:p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Arial, sans-serif"/>
    <style:font-face style:name="FreeSans2" svg:font-family="FreeSans" style:font-family-generic="swiss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gl" fo:country="E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gl" fo:country="E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ing_20_2">
      <style:paragraph-properties fo:margin-left="0cm" fo:margin-right="0cm" fo:margin-top="0cm" fo:margin-bottom="0cm" loext:contextual-spacing="false" fo:text-align="end" style:justify-single-word="false" fo:text-indent="0cm" style:auto-text-indent="false"/>
      <style:text-properties style:font-name="FreeSans" fo:font-size="14pt" fo:font-weight="bold" officeooo:rsid="001a489f" officeooo:paragraph-rsid="000752a9" style:font-size-asian="14pt" style:font-weight-asian="bold" style:font-size-complex="14pt" style:font-weight-complex="bold"/>
    </style:style>
    <style:style style:name="MP2" style:family="paragraph" style:parent-style-name="Heading_20_2">
      <style:paragraph-properties fo:margin-left="0cm" fo:margin-right="0cm" fo:margin-top="0cm" fo:margin-bottom="0cm" loext:contextual-spacing="false" fo:text-align="end" style:justify-single-word="false" fo:text-indent="0cm" style:auto-text-indent="false"/>
      <style:text-properties style:font-name="FreeSans" fo:font-size="14pt" officeooo:paragraph-rsid="000752a9" style:font-size-asian="14pt" style:font-size-complex="14pt"/>
    </style:style>
    <style:style style:name="MP3" style:family="paragraph" style:parent-style-name="Heading_20_2">
      <style:paragraph-properties fo:margin-left="0cm" fo:margin-right="0cm" fo:margin-top="0cm" fo:margin-bottom="0cm" loext:contextual-spacing="false" fo:text-align="end" style:justify-single-word="false" fo:text-indent="0cm" style:auto-text-indent="false"/>
      <style:text-properties style:font-name="FreeSans" fo:font-size="14pt" fo:font-weight="normal" officeooo:paragraph-rsid="000752a9" style:font-size-asian="14pt" style:font-weight-asian="normal" style:font-size-complex="14pt" style:font-weight-complex="normal"/>
    </style:style>
    <style:style style:name="MP4" style:family="paragraph" style:parent-style-name="Footer">
      <style:text-properties style:font-name="Liberation Sans1" fo:font-size="10pt" officeooo:rsid="000752a9" officeooo:paragraph-rsid="000752a9" style:font-size-asian="10pt" style:font-size-complex="10pt"/>
    </style:style>
    <style:style style:name="MT1" style:family="text">
      <style:text-properties fo:font-variant="normal" fo:text-transform="none" fo:color="#000000" fo:letter-spacing="normal" fo:font-style="normal" style:text-underline-style="none"/>
    </style:style>
    <style:style style:name="MT2" style:family="text">
      <style:text-properties fo:font-variant="normal" fo:text-transform="none" fo:color="#000000" fo:letter-spacing="normal" fo:font-style="normal" style:text-underline-style="none" fo:font-weight="bold" officeooo:rsid="001a489f" style:font-weight-asian="bold" style:font-weight-complex="bold"/>
    </style:style>
    <style:style style:name="MT3" style:family="text">
      <style:text-properties style:font-name="Liberation Sans" fo:font-size="10pt" officeooo:rsid="000752a9" style:font-size-asian="10pt" style:font-size-complex="10pt"/>
    </style:style>
    <style:style style:name="MT4" style:family="text">
      <style:text-properties style:font-name="Liberation Sans" fo:font-size="10pt" style:font-size-asian="10pt" style:font-size-complex="10pt"/>
    </style:style>
    <style:style style:name="MT5" style:family="text">
      <style:text-properties style:font-name="Liberation Sans" fo:font-size="10pt" fo:font-weight="bold" officeooo:rsid="000cded4" style:font-size-asian="10pt" style:font-weight-asian="bold" style:font-size-complex="10pt" style:font-weight-complex="bold"/>
    </style:style>
    <style:style style:name="MT6" style:family="text">
      <style:text-properties style:font-name="Liberation Sans" fo:font-size="10pt" fo:font-weight="bold" officeooo:rsid="001b2fe9" style:font-size-asian="10pt" style:font-weight-asian="bold" style:font-size-complex="10pt" style:font-weight-complex="bold"/>
    </style:style>
    <style:style style:name="MT7" style:family="text">
      <style:text-properties style:font-name="Liberation Sans" fo:font-size="10pt" fo:font-weight="bold" officeooo:rsid="000752a9" style:font-size-asian="10pt" style:font-weight-asian="bold" style:font-size-complex="10pt" style:font-weight-complex="bold"/>
    </style:style>
    <style:style style:name="MT8" style:family="text">
      <style:text-properties fo:font-weight="bold" style:font-weight-asian="bold" style:font-weight-complex="bold"/>
    </style:style>
    <style:page-layout style:name="Mpm1">
      <style:page-layout-properties fo:page-width="29.7cm" fo:page-height="21.001cm" style:num-format="1" style:print-orientation="landscape" fo:margin-top="1.101cm" fo:margin-bottom="1.10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h text:style-name="MP1" text:outline-level="2"><text:a xlink:type="simple" xlink:href="https://www.edu.xunta.es/fpadistancia/course/view.php?id=1186" text:style-name="Internet_20_link" text:visited-style-name="Visited_20_Internet_20_Link"><text:span text:style-name="MT1">MP0618</text:span></text:a></text:h>
        <text:h text:style-name="MP2" text:outline-level="2"><text:a xlink:type="simple" xlink:href="https://www.edu.xunta.es/fpadistancia/course/view.php?id=1186" text:style-name="Internet_20_link" text:visited-style-name="Visited_20_Internet_20_Link"><text:span text:style-name="MT2">Empresa e iniciativa emprendedora</text:span></text:a></text:h>
        <text:h text:style-name="MP3" text:outline-level="2"><text:span text:style-name="MT3">Tipos de Empresas</text:span><text:span text:style-name="MT4">_</text:span><text:span text:style-name="MT5">UD</text:span><text:span text:style-name="MT6">0</text:span><text:span text:style-name="MT7">4</text:span></text:h>
      </style:header>
      <style:footer>
        <text:p text:style-name="MP4"><text:span text:style-name="MT8">ADRIÁN_ÁLVAREZ_LOIS</text:span>_EIE04_Tarefa<text:tab/><text:tab/><text:tab/><text:tab/><text:tab/><text:tab/><text:tab/><text:tab/><text:tab/> <text:s text:c="12"/><text:span text:style-name="MT8"><text:page-number text:select-page="current">2</text:page-number></text:span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4T17:06:20.074929415</meta:creation-date>
    <dc:date>2017-02-14T23:19:52.295589599</dc:date>
    <meta:editing-duration>PT54M3S</meta:editing-duration>
    <meta:editing-cycles>12</meta:editing-cycles>
    <meta:generator>LibreOffice/5.2.5.1$Linux_X86_64 LibreOffice_project/20m0$Build-1</meta:generator>
    <meta:document-statistic meta:table-count="1" meta:image-count="0" meta:object-count="0" meta:page-count="2" meta:paragraph-count="91" meta:word-count="629" meta:character-count="3920" meta:non-whitespace-character-count="3357"/>
  </office:meta>
</office:document-meta>
</file>